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2cm" svg:y="6.327cm" presentation:class="title" presentation:user-transformed="true">
          <draw:text-box>
            <text:p>Creating A Proxy For An API and Implementation of Securit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 text:c="5"/>1. Created a raml file in the Design Center.</text:p>
              </text:list-item>
              <text:list-item>
                <text:p><text:s text:c="5"/>2. Published to the Exchange( Where it is visible to the particular organization)</text:p>
              </text:list-item>
              <text:list-item>
                <text:p><text:s text:c="5"/>3. Share the product to the public( Visible to everyone).</text:p>
              </text:list-item>
              <text:list-item>
                <text:p><text:s text:c="5"/>4. Created a new project in anypoint platform.</text:p>
              </text:list-item>
              <text:list-item>
                <text:p><text:s text:c="5"/>5. Imported the RAML file to that project.</text:p>
              </text:list-item>
              <text:list-item>
                <text:p><text:s text:c="5"/>6. Then Deloyed that current project to the cloudhub.</text:p>
              </text:list-item>
              <text:list-item>
                <text:p><text:s text:c="5"/>7. The deployed project is available at Runtime manager.</text:p>
              </text:list-item>
              <text:list-item>
                <text:p><text:s text:c="5"/>8. We can create a proxy in the API Manager.</text:p>
              </text:list-item>
              <text:list-item>
                <text:p><text:s text:c="5"/>9. And there I added some security policies They are:</text:p>
              </text:list-item>
              <text:list-item>
                <text:p><text:s text:c="8"/>1. Basic Authentication.</text:p>
              </text:list-item>
              <text:list-item>
                <text:p><text:s text:c="8"/>2. Client ID enforcement</text:p>
              </text:list-item>
              <text:list-item>
                <text:p><text:s text:c="8"/>3. Rate Limi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9:26:55.032448084</meta:creation-date>
    <dc:date>2020-11-25T22:04:15.003489588</dc:date>
    <meta:editing-duration>PT10M6S</meta:editing-duration>
    <meta:editing-cycles>1</meta:editing-cycles>
    <meta:document-statistic meta:object-count="27"/>
    <meta:generator>LibreOffice/6.4.6.2$Linux_X86_64 LibreOffice_project/40$Build-2</meta:generator>
  </office:meta>
</office:document-meta>
</file>